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4.1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="Extrémités_20_de_20_flèche_20_1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69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="Extrémités_20_de_20_flèche_20_1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000000" loext:fill-use-slide-background="false" draw:textarea-horizontal-align="justify" draw:textarea-vertical-align="middle" draw:auto-grow-height="false" fo:min-height="0.198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4cm" fo:min-width="0.798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6.146cm" fo:min-width="6.14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646cm" fo:min-width="2.396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6.646cm" fo:min-width="17.396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646cm" fo:min-width="1.896cm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844cm"/>
      <style:paragraph-properties style:writing-mode="lr-tb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7.396cm" fo:min-width="7.146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6.325cm" fo:min-width="8.596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17cm" fo:min-width="3.339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1cm" fo:min-width="0.844cm"/>
      <style:paragraph-properties style:writing-mode="lr-tb"/>
    </style:style>
    <style:style style:name="gr22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3.896cm" fo:min-width="5.64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646cm" fo:min-width="2.075cm" fo:padding-top="0.177cm" fo:padding-bottom="0.177cm" fo:padding-left="0.302cm" fo:padding-right="0.302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style:writing-mode="lr-tb"/>
      <style:text-properties style:font-name="Calibri"/>
    </style:style>
    <style:style style:name="P8" style:family="paragraph">
      <loext:graphic-properties draw:fill="none" draw:fill-color="#ffffff"/>
    </style:style>
    <style:style style:name="T1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2" draw:id="id12" draw:layer="layout" svg:width="4.75cm" svg:height="2cm" svg:x="21.5cm" svg:y="1.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75cm" svg:height="2cm" svg:x="21.5cm" svg:y="5.8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.75cm" svg:height="2cm" svg:x="23.05cm" svg:y="15.8cm">
          <text:p text:style-name="P1">Data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75cm" svg:height="2cm" svg:x="1.6cm" svg:y="3.75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75cm" svg:height="2cm" svg:x="6.75cm" svg:y="17.3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5cm" svg:height="2cm" svg:x="1.5cm" svg:y="14.05cm">
          <text:p text:style-name="P1">ViewLogin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2cm" svg:x="6.75cm" svg:y="14.05cm">
          <text:p text:style-name="P1">ViewAnnonces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5cm" svg:height="2cm" svg:x="12cm" svg:y="14.05cm">
          <text:p text:style-name="P1">ViewPo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2cm" svg:x="13.5cm" svg:y="17.3cm">
          <text:p text:style-name="P1">Layou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875cm" svg:y1="8.55cm" svg:x2="3.875cm" svg:y2="14.05cm" draw:start-shape="id1" draw:start-glue-point="2" draw:end-shape="id2" draw:end-glue-point="0" svg:d="M3875 8550v5500" svg:viewBox="0 0 1 5501">
          <text:p/>
        </draw:connector>
        <draw:connector draw:style-name="gr3" draw:text-style-name="P3" draw:layer="layout" draw:line-skew="2.2cm" svg:x1="3.875cm" svg:y1="8.55cm" svg:x2="9.125cm" svg:y2="14.05cm" draw:start-shape="id1" draw:start-glue-point="2" draw:end-shape="id3" draw:end-glue-point="0" svg:d="M3875 8550v4950h5250v550" svg:viewBox="0 0 5251 5501">
          <text:p/>
        </draw:connector>
        <draw:connector draw:style-name="gr3" draw:text-style-name="P3" draw:layer="layout" draw:line-skew="2.2cm" svg:x1="3.875cm" svg:y1="8.55cm" svg:x2="14.375cm" svg:y2="14.05cm" draw:start-shape="id1" draw:start-glue-point="2" draw:end-shape="id4" draw:end-glue-point="0" svg:d="M3875 8550v4950h10500v550" svg:viewBox="0 0 10501 5501">
          <text:p/>
        </draw:connector>
        <draw:custom-shape draw:style-name="gr4" draw:text-style-name="P2" xml:id="id6" draw:id="id6" draw:layer="layout" svg:width="6.25cm" svg:height="2cm" svg:x="10cm" svg:y="3.75cm">
          <text:p text:style-name="P1">AnnoncesCheck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6.35cm" svg:y1="4.75cm" svg:x2="10cm" svg:y2="4.75cm" draw:start-shape="id5" draw:start-glue-point="1" draw:end-shape="id6" draw:end-glue-point="3" svg:d="M6350 4750h3650" svg:viewBox="0 0 3651 1">
          <text:p/>
        </draw:connector>
        <draw:connector draw:style-name="gr5" draw:text-style-name="P3" draw:layer="layout" draw:line-skew="1.375cm" svg:x1="16.25cm" svg:y1="4.75cm" svg:x2="21.5cm" svg:y2="6.8cm" draw:start-shape="id6" draw:start-glue-point="1" draw:end-shape="id7" draw:end-glue-point="3" svg:d="M16250 4750h4000v2050h1250" svg:viewBox="0 0 5251 2051">
          <text:p/>
        </draw:connector>
        <draw:connector draw:style-name="gr6" draw:text-style-name="P4" draw:layer="layout" svg:x1="3.875cm" svg:y1="16.05cm" svg:x2="9.125cm" svg:y2="17.3cm" draw:start-shape="id2" draw:start-glue-point="2" draw:end-shape="id8" draw:end-glue-point="0" svg:d="M3875 16050v625h5250v625" svg:viewBox="0 0 5251 1251">
          <text:p/>
        </draw:connector>
        <draw:connector draw:style-name="gr6" draw:text-style-name="P4" draw:layer="layout" svg:x1="9.125cm" svg:y1="16.05cm" svg:x2="9.125cm" svg:y2="17.3cm" draw:start-shape="id3" draw:start-glue-point="2" draw:end-shape="id8" draw:end-glue-point="0" svg:d="M9125 16050v1250" svg:viewBox="0 0 1 1251">
          <text:p/>
        </draw:connector>
        <draw:connector draw:style-name="gr6" draw:text-style-name="P4" draw:layer="layout" svg:x1="14.375cm" svg:y1="16.05cm" svg:x2="9.125cm" svg:y2="17.3cm" draw:start-shape="id4" draw:start-glue-point="2" draw:end-shape="id8" draw:end-glue-point="0" svg:d="M14375 16050v625h-5250v625" svg:viewBox="0 0 5251 1251">
          <text:p/>
        </draw:connector>
        <draw:custom-shape draw:style-name="gr7" draw:text-style-name="P5" xml:id="id9" draw:id="id9" draw:layer="layout" svg:width="1cm" svg:height="1cm" svg:x="11.5cm" svg:y="1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draw:type="line" svg:x1="12.5cm" svg:y1="18.3cm" svg:x2="13.5cm" svg:y2="18.3cm" draw:start-shape="id9" draw:start-glue-point="7" draw:end-shape="id10" draw:end-glue-point="3" svg:d="M12500 18300h1000" svg:viewBox="0 0 1001 1">
          <text:p/>
        </draw:connector>
        <draw:frame draw:style-name="gr9" draw:text-style-name="P6" draw:layer="layout" svg:width="0.853cm" svg:height="0.962cm" svg:x="12.8cm" svg:y="18.338cm">
          <draw:text-box>
            <text:p>1</text:p>
          </draw:text-box>
        </draw:frame>
        <draw:connector draw:style-name="gr5" draw:text-style-name="P3" draw:layer="layout" svg:x1="13.125cm" svg:y1="5.75cm" svg:x2="13.125cm" svg:y2="7.9cm" draw:start-shape="id6" draw:start-glue-point="2" draw:end-shape="id11" draw:end-glue-point="0" svg:d="M13125 5750v2150" svg:viewBox="0 0 1 2151">
          <text:p/>
        </draw:connector>
        <draw:connector draw:style-name="gr5" draw:text-style-name="P3" draw:layer="layout" draw:line-skew="0.973cm" svg:x1="15.5cm" svg:y1="8.9cm" svg:x2="26.25cm" svg:y2="6.8cm" draw:start-shape="id11" draw:start-glue-point="1" draw:end-shape="id7" draw:end-glue-point="1" svg:d="M15500 8900h12250v-2100h-1500" svg:viewBox="0 0 12251 2101">
          <text:p/>
        </draw:connector>
        <draw:connector draw:style-name="gr5" draw:text-style-name="P3" draw:layer="layout" draw:line-skew="0.973cm" svg:x1="15.5cm" svg:y1="8.9cm" svg:x2="26.25cm" svg:y2="2.8cm" draw:start-shape="id11" draw:start-glue-point="1" draw:end-shape="id12" draw:end-glue-point="1" svg:d="M15500 8900h12250v-6100h-1500" svg:viewBox="0 0 12251 6101">
          <text:p/>
        </draw:connector>
        <draw:connector draw:style-name="gr5" draw:text-style-name="P3" draw:layer="layout" draw:line-skew="1.375cm" svg:x1="16.25cm" svg:y1="4.75cm" svg:x2="21.5cm" svg:y2="2.8cm" draw:start-shape="id6" draw:start-glue-point="1" draw:end-shape="id12" draw:end-glue-point="3" svg:d="M16250 4750h4000v-1950h1250" svg:viewBox="0 0 5251 1951">
          <text:p/>
        </draw:connector>
        <draw:custom-shape draw:style-name="gr1" draw:text-style-name="P2" xml:id="id1" draw:id="id1" draw:layer="layout" svg:width="4.75cm" svg:height="2cm" svg:x="1.5cm" svg:y="6.55cm">
          <text:p text:style-name="P1">Presenter 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75cm" svg:height="2cm" svg:x="10.75cm" svg:y="7.9cm">
          <text:p text:style-name="P1">DataAccess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line-skew="-1.35cm" svg:x1="25.425cm" svg:y1="15.8cm" svg:x2="13.125cm" svg:y2="9.9cm" draw:start-shape="id13" draw:end-shape="id11" draw:end-glue-point="2" svg:d="M25425 15800v-4300h-12300v-1600" svg:viewBox="0 0 12301 5901">
          <text:p/>
        </draw:connector>
        <draw:frame draw:style-name="gr10" draw:text-style-name="P7" draw:layer="layout" svg:width="1.298cm" svg:height="0.89cm" svg:x="13.813cm" svg:y="7.441cm">
          <draw:text-box>
            <text:p><text:span text:style-name="T1">&lt;I&gt;</text:span></text:p>
          </draw:text-box>
        </draw:frame>
        <draw:connector draw:style-name="gr5" draw:text-style-name="P3" draw:layer="layout" draw:line-skew="-1.125cm" svg:x1="6.25cm" svg:y1="7.55cm" svg:x2="10cm" svg:y2="4.75cm" draw:start-shape="id1" draw:start-glue-point="1" draw:end-shape="id6" svg:d="M6250 7550h750v-2800h3000" svg:viewBox="0 0 3751 2801">
          <text:p/>
        </draw:connector>
        <draw:custom-shape draw:style-name="gr11" draw:text-style-name="P4" draw:layer="layout" svg:width="6.75cm" svg:height="6.5cm" svg:x="1cm" svg:y="3.2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4" draw:layer="layout" svg:width="3cm" svg:height="1cm" svg:x="1cm" svg:y="2.25cm">
            <text:p/>
            <draw:enhanced-geometry svg:viewBox="0 0 21600 21600" draw:mirror-vertical="true" draw:type="rectangle" draw:enhanced-path="M 0 0 L 21600 0 21600 21600 0 21600 0 0 Z N"/>
          </draw:custom-shape>
          <draw:frame draw:style-name="gr13" draw:text-style-name="P8" draw:layer="layout" svg:width="2.403cm" svg:height="0.962cm" svg:x="1.1cm" svg:y="2.25cm">
            <draw:text-box>
              <text:p>control</text:p>
            </draw:text-box>
          </draw:frame>
        </draw:g>
        <draw:custom-shape draw:style-name="gr14" draw:text-style-name="P4" draw:layer="layout" svg:width="18cm" svg:height="7cm" svg:x="1cm" svg:y="13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4" draw:layer="layout" svg:width="2.5cm" svg:height="1cm" svg:x="1cm" svg:y="12cm">
            <text:p/>
            <draw:enhanced-geometry svg:viewBox="0 0 21600 21600" draw:mirror-vertical="true" draw:type="rectangle" draw:enhanced-path="M 0 0 L 21600 0 21600 21600 0 21600 0 0 Z N"/>
          </draw:custom-shape>
          <draw:frame draw:style-name="gr16" draw:text-style-name="P8" draw:layer="layout" svg:width="1.917cm" svg:height="1.673cm" svg:x="1.083cm" svg:y="12cm">
            <draw:text-box>
              <text:p>gui</text:p>
            </draw:text-box>
          </draw:frame>
        </draw:g>
        <draw:custom-shape draw:style-name="gr12" draw:text-style-name="P4" draw:layer="layout" svg:width="3cm" svg:height="1cm" svg:x="9.25cm" svg:y="2.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17" draw:text-style-name="P8" draw:layer="layout" svg:width="2.9cm" svg:height="1cm" svg:x="9.35cm" svg:y="2.25cm">
          <draw:text-box>
            <text:p>service</text:p>
          </draw:text-box>
        </draw:frame>
        <draw:custom-shape draw:style-name="gr18" draw:text-style-name="P4" draw:layer="layout" svg:width="7.75cm" svg:height="7.75cm" svg:x="9.2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4" draw:layer="layout" svg:width="9.2cm" svg:height="6.679cm" svg:x="19.5cm" svg:y="1.5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3.943cm" svg:height="1.071cm" svg:x="19.5cm" svg:y="0.499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21" draw:text-style-name="P8" draw:layer="layout" svg:width="3.812cm" svg:height="1.071cm" svg:x="19.631cm" svg:y="0.5cm">
            <draw:text-box>
              <text:p>domain</text:p>
            </draw:text-box>
          </draw:frame>
        </draw:g>
        <draw:g>
          <draw:custom-shape draw:style-name="gr22" draw:text-style-name="P4" draw:layer="layout" svg:width="6.25cm" svg:height="4.25cm" svg:x="22.35cm" svg:y="14.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4" draw:layer="layout" svg:width="2.679cm" svg:height="1cm" svg:x="22.35cm" svg:y="13.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7" draw:text-style-name="P8" draw:layer="layout" svg:width="2.59cm" svg:height="1cm" svg:x="22.439cm" svg:y="13.5cm">
            <draw:text-box>
              <text:p>data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2T10:31:16.299000000</meta:creation-date>
    <dc:date>2023-02-09T10:54:36.215000000</dc:date>
    <meta:editing-duration>PT4H43M15S</meta:editing-duration>
    <meta:editing-cycles>29</meta:editing-cycles>
    <meta:generator>LibreOffice/7.4.3.2$Windows_X86_64 LibreOffice_project/1048a8393ae2eeec98dff31b5c133c5f1d08b890</meta:generator>
    <meta:document-statistic meta:object-count="49"/>
  </office:meta>
</office:document-meta>
</file>